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F000000366FF9124F52446A8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656cm" svg:height="1.903cm" svg:x="9.671cm" svg:y="13.898cm">
          <draw:image xlink:href="Pictures/100002010000002F000000366FF9124F52446A8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3-01-16T17:14:18.655181430</dc:date>
    <meta:editing-duration>PT9M11S</meta:editing-duration>
    <meta:editing-cycles>1</meta:editing-cycles>
    <meta:document-statistic meta:object-count="1"/>
    <meta:generator>LibreOffice/7.1.5.2$MacOSX_X86_64 LibreOffice_project/85f04e9f809797b8199d13c421bd8a2b025d52b5</meta:generator>
  </office:meta>
</office:document-meta>
</file>